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9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co116" style:family="table-column">
      <style:table-column-properties fo:break-before="auto" style:column-width="69.11mm"/>
    </style:style>
    <style:style style:name="co131" style:family="table-column">
      <style:table-column-properties fo:break-before="auto" style:column-width="165.88mm"/>
    </style:style>
    <style:style style:name="co132" style:family="table-column">
      <style:table-column-properties fo:break-before="auto" style:column-width="53.34mm"/>
    </style:style>
    <style:style style:name="co134" style:family="table-column">
      <style:table-column-properties fo:break-before="auto" style:column-width="130.21mm"/>
    </style:style>
    <style:style style:name="co135" style:family="table-column">
      <style:table-column-properties fo:break-before="auto" style:column-width="57.5mm"/>
    </style:style>
    <style:style style:name="co136" style:family="table-column">
      <style:table-column-properties fo:break-before="auto" style:column-width="125.5mm"/>
    </style:style>
    <style:style style:name="co137" style:family="table-column">
      <style:table-column-properties fo:break-before="auto" style:column-width="127.16mm"/>
    </style:style>
    <style:style style:name="co138" style:family="table-column">
      <style:table-column-properties fo:break-before="auto" style:column-width="59.99mm"/>
    </style:style>
    <style:style style:name="co139" style:family="table-column">
      <style:table-column-properties fo:break-before="auto" style:column-width="127.44mm"/>
    </style:style>
    <style:style style:name="co140" style:family="table-column">
      <style:table-column-properties fo:break-before="auto" style:column-width="43.13mm"/>
    </style:style>
    <style:style style:name="co141" style:family="table-column">
      <style:table-column-properties fo:break-before="auto" style:column-width="151.5mm"/>
    </style:style>
    <style:style style:name="co142" style:family="table-column">
      <style:table-column-properties fo:break-before="auto" style:column-width="41.19mm"/>
    </style:style>
    <style:style style:name="co143" style:family="table-column">
      <style:table-column-properties fo:break-before="auto" style:column-width="124.41mm"/>
    </style:style>
    <style:style style:name="co144" style:family="table-column">
      <style:table-column-properties fo:break-before="auto" style:column-width="48.1mm"/>
    </style:style>
    <style:style style:name="co145" style:family="table-column">
      <style:table-column-properties fo:break-before="auto" style:column-width="125.57mm"/>
    </style:style>
    <style:style style:name="co146" style:family="table-column">
      <style:table-column-properties fo:break-before="auto" style:column-width="30.67mm"/>
    </style:style>
    <style:style style:name="co147" style:family="table-column">
      <style:table-column-properties fo:break-before="auto" style:column-width="138.5mm"/>
    </style:style>
    <style:style style:name="co148" style:family="table-column">
      <style:table-column-properties fo:break-before="auto" style:column-width="51.96mm"/>
    </style:style>
    <style:style style:name="co149" style:family="table-column">
      <style:table-column-properties fo:break-before="auto" style:column-width="143.76mm"/>
    </style:style>
    <style:style style:name="co150" style:family="table-column">
      <style:table-column-properties fo:break-before="auto" style:column-width="45.33mm"/>
    </style:style>
    <style:style style:name="co151" style:family="table-column">
      <style:table-column-properties fo:break-before="auto" style:column-width="127.72mm"/>
    </style:style>
    <style:style style:name="co152" style:family="table-column">
      <style:table-column-properties fo:break-before="auto" style:column-width="42.84mm"/>
    </style:style>
    <style:style style:name="co153" style:family="table-column">
      <style:table-column-properties fo:break-before="auto" style:column-width="50.92mm"/>
    </style:style>
    <style:style style:name="co154" style:family="table-column">
      <style:table-column-properties fo:break-before="auto" style:column-width="35.1mm"/>
    </style:style>
    <style:style style:name="co155" style:family="table-column">
      <style:table-column-properties fo:break-before="auto" style:column-width="126.07mm"/>
    </style:style>
    <style:style style:name="co156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16" table:default-cell-style-name="Default"/>
        <table:table-column table:style-name="co13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2" table:default-cell-style-name="Default"/>
        <table:table-column table:style-name="co134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5" table:default-cell-style-name="Default"/>
        <table:table-column table:style-name="co136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7" table:default-cell-style-name="Default"/>
        <table:table-column table:style-name="co13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39" table:default-cell-style-name="Default"/>
        <table:table-column table:style-name="co14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1" table:default-cell-style-name="Default"/>
        <table:table-column table:style-name="co142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3" table:default-cell-style-name="Default"/>
        <table:table-column table:style-name="co1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47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Roscommon-Galwa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1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2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68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nis Naughten”, gender: “Male”, party: “IND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maurice”, gender: “Male”, party: “IA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ugene Murphy”, gender: “Male”, party: “FF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a Hopkins”, gender: “Female”, party: “FG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ire Kerrane”, gender: “Female”, party: “S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Curran”, gender: “Male”, party: “F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Kelly”, gender: “Male”, party: “LAB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Conroy”, gender: “Male”, party: “AAA-PB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arrell”, gender: “Female”, party: “RN“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riam Hennesy”, gender: “Female”, party: “G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Coleman”, gender: “Male”, party: “IND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Declan Fallon”, gender: “Male”, party: “IND”, status: “excluded”</text:p>
          </table:table-cell>
          <table:table-cell office:value-type="string" calcext:value-type="string">
            <text:p>, con: “Roscommon-Galway” })</text:p>
          </table:table-cell>
        </table:table-row>
      </table:table>
      <table:table table:name="Sheet37" table:style-name="ta1"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Sligo-Leitrim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59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23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Kenny”, gender: “Male”, party: “S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 MacSharry”, gender: “Male”, party: “F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cLoughlin”, gender: “Male”, party: “FG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Scanlon”, gender: “Male”, party: “FF”, status:”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Reynolds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MacManus”, gender: “Male”, party: “SF“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Rourke”, gender: “Male”, party: “FF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e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erry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Casserly”, gender: “Female”, party: “IA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san O'Keeffe”, gender: “Female”, party: “LAB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Gallagher”, gender: “Male”, party: “AAA-PB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O'Hara”, gender: “Fe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 Guckian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barr Filan”, gender: “Male”, party: “RN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slie O'Hora”, gender: “Female”, party: “G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Murray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Sweeney”, gender: “Male”, party: “IND”, status: “excluded”</text:p>
          </table:table-cell>
          <table:table-cell office:value-type="string" calcext:value-type="string">
            <text:p>, con: “Sligo-Leitrim” })</text:p>
          </table:table-cell>
        </table:table-row>
      </table:table>
      <table:table table:name="Sheet38" table:style-name="ta1">
        <table:table-column table:style-name="co86" table:default-cell-style-name="Default"/>
        <table:table-column table:style-name="co151" table:default-cell-style-name="Default"/>
        <table:table-column table:style-name="co15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Tippera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6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79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99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ackie Cahill”, gender: “Female”, party: “FF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Lowr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ttie McGrath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Heal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Kelly”, gender: “Male”, party: “LAB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ayes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Smith”, gender: “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orris”, gender: “Male”, party: “SF”, status: ”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Coonan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obhán Ambrose”, gender: “Fe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Murphy”, gender: “Fe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aróid Fitzgibbon”, gender: “Male”, party: “GP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illon”, gender: “IND“, status: “excluded”</text:p>
          </table:table-cell>
          <table:table-cell office:value-type="string" calcext:value-type="string">
            <text:p>, con: “Tipperary” })</text:p>
          </table:table-cell>
        </table:table-row>
      </table:table>
      <table:table table:name="Sheet39" table:style-name="ta1">
        <table:table-column table:style-name="co153" table:default-cell-style-name="Default"/>
        <table:table-column table:style-name="co137" table:default-cell-style-name="Default"/>
        <table:table-column table:style-name="co15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aterford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81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Halligan”, gender: “Male”, party: “IA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Butler”, gender: “Female”, party: “F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Cullinane”, gender: “Male”, party: “S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easy”, gender: “Male”, party: “FG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die Coffey”, gender: “Male”, party: “FG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Sullivan”, gender: “Female”, party: “GP”, status: <text:s/>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Conway”, gender: “Female”, party: “LAB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Una Dunphy”, gender: “Female”, party: “AAA-PBP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ilo Power”, gender: “Female”, party: “RN“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. Walsh”, gender: “Male”, party: “IND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ward Quilty”, gender: “Male”, party: “DDI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eikh Mohiuddin Ahmed”, gender: “Male”, party: “IND”, status: “excluded”</text:p>
          </table:table-cell>
          <table:table-cell office:value-type="string" calcext:value-type="string">
            <text:p>, con: “Waterford” })</text:p>
          </table:table-cell>
        </table:table-row>
      </table:table>
      <table:table table:name="Sheet40" table:style-name="ta1">
        <table:table-column table:style-name="co86" table:default-cell-style-name="Default"/>
        <table:table-column table:style-name="co155" table:default-cell-style-name="Default"/>
        <table:table-column table:style-name="co1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exford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86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16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4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k Wallace”, gender: “Male”, party: “IND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rowne”, gender: “Male”, party: “FF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Howlin”, gender: “Male”, party: “LAB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'Arcy”, gender: “Male”, party: “FG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Kehoe”, gender: “Male”, party: “FG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Mythen”, gender: “Male”, party: “S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Byrne”, gender: “Male”, party: “F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Carthy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Byrne”, gender: “Female”, party: “F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onard Kelly”, gender: “Male”, party: “S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Wadding”, gender: “Female”, party: “AAA-PBP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wyer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Hogan”, gender: “Female”, party: “FG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Walsh”, gender: “Female”, party: “GP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Foxe”, gender: “Fe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Moloney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Lloyd”, gender: “Male”, party: “DDI”, status: “excluded”</text:p>
          </table:table-cell>
          <table:table-cell office:value-type="string" calcext:value-type="string">
            <text:p>, con: “Wexford” })</text:p>
          </table:table-cell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6:21:36.855000000</dc:date>
    <meta:editing-duration>PT10H23M11S</meta:editing-duration>
    <meta:editing-cycles>300</meta:editing-cycles>
    <meta:generator>LibreOffice/5.1.0.3$Windows_x86 LibreOffice_project/5e3e00a007d9b3b6efb6797a8b8e57b51ab1f737</meta:generator>
    <meta:document-statistic meta:table-count="40" meta:cell-count="2472" meta:object-count="0"/>
  </office:meta>
</office:document-meta>
</file>